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23ff23" fo:font-size="20pt" fo:font-weight="bold"/>
    </style:style>
    <style:style style:name="T4" style:family="text">
      <style:text-properties fo:color="#ffff00" fo:font-size="20pt" fo:font-weight="bold"/>
    </style:style>
    <style:style style:name="T5" style:family="text">
      <style:text-properties fo:color="#23ff23" fo:font-size="24pt"/>
    </style:style>
    <style:style style:name="T6" style:family="text">
      <style:text-properties fo:color="#ccccff"/>
    </style:style>
    <style:style style:name="T7" style:family="text">
      <style:text-properties fo:color="#ffffff"/>
    </style:style>
    <style:style style:name="T8" style:family="text">
      <style:text-properties fo:color="#ffffff" fo:font-size="20pt" fo:font-weight="bold"/>
    </style:style>
    <style:style style:name="T9" style:family="text">
      <style:text-properties fo:color="#ffffff" fo:font-family="'Lucida Sans'" style:font-family-generic="swiss" style:font-pitch="variable"/>
    </style:style>
    <style:style style:name="T10" style:family="text">
      <style:text-properties fo:color="#23ff23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1" style:family="text">
      <style:text-properties fo:color="#ffcc99"/>
    </style:style>
    <style:style style:name="T12" style:family="text">
      <style:text-properties fo:color="#ffff00" fo:font-size="24pt"/>
    </style:style>
    <style:style style:name="T13" style:family="text">
      <style:text-properties fo:color="#ffcc99" fo:font-size="24pt"/>
    </style:style>
    <style:style style:name="T14" style:family="text">
      <style:text-properties fo:color="#ffff00" fo:font-size="28pt"/>
    </style:style>
    <style:style style:name="T15" style:family="text">
      <style:text-properties fo:color="#ffffff" fo:font-size="28pt"/>
    </style:style>
    <style:style style:name="T16" style:family="text">
      <style:text-properties fo:color="#23ff23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applets and arrays</presentation:footer-decl>
      <presentation:footer-decl presentation:name="ftr2">CMPTxxxx</presentation:footer-decl>
      <presentation:date-time-decl presentation:name="dtd1" presentation:source="fixed">23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Applets, Array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3 January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ome handy Math method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lass methods in <text:span text:style-name="T1">Math</text:span> modul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qrt</text:span>(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bs</text:span>(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x</text:span>(x, y), <text:span text:style-name="T1">min</text:span>(x, 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eil</text:span>(x), <text:span text:style-name="T1">floor</text:span>(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s</text:span>(x), <text:span text:style-name="T1">sin</text:span>(x)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p</text:span>(x), <text:span text:style-name="T1">log</text:span>(x) (<text:span text:style-name="T2">natural</text:span> lo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w</text:span>(x, y) (y can be a <text:span text:style-name="T2">float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andom</text:span>() (double in range <text:span text:style-name="T2">[0, 1)</text:span> 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ome handy standard packag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java.<text:span text:style-name="T1">lang</text:span>: <text:span text:style-name="T2">automatically</text:span> imported</text:p>
              </text:list-item>
            </text:list>
            <text:list text:style-name="L3">
              <text:list-item>
                <text:p text:style-name="P3">java.<text:span text:style-name="T1">io</text:span>: <text:span text:style-name="T2">files</text:span> and streams</text:p>
              </text:list-item>
            </text:list>
            <text:list text:style-name="L3">
              <text:list-item>
                <text:p text:style-name="P3">java.<text:span text:style-name="T1">net</text:span>: <text:span text:style-name="T2">networking</text:span></text:p>
              </text:list-item>
            </text:list>
            <text:list text:style-name="L3">
              <text:list-item>
                <text:p text:style-name="P3">java.<text:span text:style-name="T1">text</text:span>: manipulate <text:span text:style-name="T2">strings</text:span>, dates, i8n</text:p>
              </text:list-item>
            </text:list>
            <text:list text:style-name="L3">
              <text:list-item>
                <text:p text:style-name="P3">java.<text:span text:style-name="T1">util</text:span>: <text:span text:style-name="T2">miscellaneous</text:span> utilities: strings, etc.<text:line-break/></text:p>
              </text:list-item>
            </text:list>
            <text:list text:style-name="L3">
              <text:list-item>
                <text:p text:style-name="P3">java.<text:span text:style-name="T1">applet</text:span>: or javax.swing.<text:span text:style-name="T1">JApplet</text:span> for <text:span text:style-name="T2">Swing</text:span></text:p>
              </text:list-item>
            </text:list>
            <text:list text:style-name="L3">
              <text:list-item>
                <text:p text:style-name="P3">java.<text:span text:style-name="T1">awt</text:span>: or javax.<text:span text:style-name="T1">swing</text:span></text:p>
              </text:list-item>
            </text:list>
            <text:list text:style-name="L3">
              <text:list-item>
                <text:p text:style-name="P3">java.awt.<text:span text:style-name="T1">event</text:span>: or javax.<text:span text:style-name="T1">swing.even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Argument type promotion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Java is statically <text:span text:style-name="T2">typed</text:span> but has some flexibility:</text:p>
              </text:list-item>
            </text:list>
            <text:list text:style-name="L3">
              <text:list-item>
                <text:list>
                  <text:list-item>
                    <text:p text:style-name="P4">If pass a lower-precision value as a parameter, it can be <text:span text:style-name="T2">promoted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float</text:span> --&gt;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long</text:span> --&gt; float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nt</text:span> --&gt;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char</text:span> --&gt; int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short</text:span> --&gt; int,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byte</text:span> --&gt; short, int,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promotions for <text:span text:style-name="T1">boolea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Method overloading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Overloading</text:span> is giving multiple definitions for a method with the same name, but different argument <text:span text:style-name="T2">typ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public </text:span><text:span text:style-name="T4">int</text:span><text:span text:style-name="T3"> square( int x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return x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public </text:span><text:span text:style-name="T4">double</text:span><text:span text:style-name="T3"> square( double x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return x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int y=5; double z=2.3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square(y); square(z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we need a <text:span text:style-name="T1">float</text:span> version as wel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cope and duration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<text:span text:style-name="T2">duration</text:span> (lifetime) of an identifier is the runtime period <text:span text:style-name="T2">when</text:span> it exists in memo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utomatic</text:span> d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Local</text:span> variables disappear when block finish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atic</text:span> d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s long as the <text:span text:style-name="T2">object</text:span>/module/program exis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<text:span text:style-name="T2">scope</text:span> of an identifier is the lexical extent <text:span text:style-name="T2">where</text:span> it can be referenced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lock</text:span>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lass</text:span> sco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cope exampl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public class ScopeExampl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int numApples = 0;</text:span><text:span text:style-name="T5"><text:tab/></text:span><text:span text:style-name="T5"><text:tab/></text:span><text:span text:style-name="T5"><text:tab/></text:span><text:span text:style-name="T5">// class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public void listApples(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int counter = 0;</text:span><text:span text:style-name="T5"><text:tab/></text:span><text:span text:style-name="T5"><text:tab/></text:span><text:span text:style-name="T5"><text:tab/></text:span><text:span text:style-name="T5">// block scop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numApples</text:span> is an <text:span text:style-name="T2">instance</text:span> variable with <text:span text:style-name="T2">class</text:span> scope: accessible to all <text:span text:style-name="T2">methods</text:span> of this class</text:p>
              </text:list-item>
            </text:list>
            <text:list text:style-name="L3">
              <text:list-item>
                <text:p text:style-name="P3"><text:span text:style-name="T1">counter</text:span> is a <text:span text:style-name="T2">local</text:span> variable with <text:span text:style-name="T2">block</text:span> scope: not accessible outside the <text:span text:style-name="T1">listApples()</text:span> method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Swing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wing</text:span> is Java's built-in <text:span text:style-name="T2">GUI</text:span> toolkit</text:p>
              </text:list-item>
            </text:list>
            <text:list text:style-name="L3">
              <text:list-item>
                <text:p text:style-name="P3">Can build <text:span text:style-name="T2">stand-alone</text:span> GUI programs</text:p>
              </text:list-item>
            </text:list>
            <text:list text:style-name="L3">
              <text:list-item>
                <text:p text:style-name="P3">See “<text:span text:style-name="T1">SayHello</text:span>” example (<text:span text:style-name="T6"><text:a xlink:href="http://cmpt166.seanho.com/java">cmpt166.seanho.com/java</text:a></text:span>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ort javax.swing.*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put</text:span> dialog: <text:span text:style-name="T1">JOptionPane.showInputDialog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utput</text:span>: <text:span text:style-name="T1">JOptionPane.showMessageDialog()</text:span></text:p>
                  </text:list-item>
                </text:list>
              </text:list-item>
            </text:list>
            <text:list text:style-name="L3">
              <text:list-item>
                <text:p text:style-name="P3">See <text:span text:style-name="T6"><text:a xlink:href="http://java.sun.com/docs/books/tutorial/uiswing/index.html">Sun's tutorial</text:a></text:span><text:span text:style-name="T6"> </text:span>for more detail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applets</text:p>
          </draw:text-box>
        </draw:frame>
        <draw:frame presentation:style-name="pr6" draw:text-style-name="P3" draw:layer="layout" svg:width="25.199cm" svg:height="14.514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ddition</text:span> example <text:span text:style-name="T2">applet</text:span> (“Lab0”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import</text:span><text:span text:style-name="T1"> java.applet.Applet;</text:span> // the Applet <text:span text:style-name="T2">cla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import</text:span><text:span text:style-name="T1"> java.awt.*; </text:span>// abstract window <text:span text:style-name="T2">toolk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ublic</text:span><text:span text:style-name="T1"> </text:span><text:span text:style-name="T7">class</text:span><text:span text:style-name="T1"> Addition </text:span><text:span text:style-name="T2">extends</text:span><text:span text:style-name="T1"> Applet </text:span><text:span text:style-name="T2">implements</text:span><text:span text:style-name="T1"> Action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nly <text:span text:style-name="T2">one</text:span> <text:span text:style-name="T1">public</text:span> class per fil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amed</text:span> same as the fi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xtends</text:span>: subclass <text:span text:style-name="T2">inherits</text:span> from <text:span text:style-name="T1">Applet</text:span></text:p>
              </text:list-item>
            </text:list>
            <text:list text:style-name="L3">
              <text:list-item>
                <text:p text:style-name="P3"><text:span text:style-name="T1">Implements</text:span>: <text:span text:style-name="T1">ActionListener</text:span> <text:span text:style-name="T2">interfa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Must implement the following <text:span text:style-name="T2">method</text:span>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public void actionPerformed(ActionEvent 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unning an applet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Compile</text:span> an applet using <text:span text:style-name="T1">javac</text:span> as usual</text:p>
              </text:list-item>
            </text:list>
            <text:list text:style-name="L3">
              <text:list-item>
                <text:p text:style-name="P3"><text:span text:style-name="T2">Run</text:span>: in <text:span text:style-name="T2">Eclipse</text:span>: it will pop up a <text:span text:style-name="T1">window</text:span></text:p>
              </text:list-item>
            </text:list>
            <text:list text:style-name="L3">
              <text:list-item>
                <text:p text:style-name="P3"><text:span text:style-name="T2">Run</text:span>: in a <text:span text:style-name="T2">web page</text:span>:</text:p>
              </text:list-item>
            </text:list>
            <text:list text:style-name="L3">
              <text:list-item>
                <text:list>
                  <text:list-item>
                    <text:p text:style-name="P4">Write a small <text:span text:style-name="T1">HTML</text:span> file <text:span text:style-name="T2">embedding</text:span> the apple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&lt;object&gt;</text:span> (IE), or <text:span text:style-name="T1">&lt;applet&gt;</text:span>, or bot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ee <text:span text:style-name="T6"><text:a xlink:href="http://cmpt167.seanho.com/java/Addition.html">Addition.html</text:a></text:span> and <text:span text:style-name="T6"><text:a xlink:href="http://cmp167.seanho.com/java/TicTacToe/TicTacToe.html">TicTacToe.html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See</text:span><text:span text:style-name="T6"> </text:span><text:span text:style-name="T6"><text:a xlink:href="http://java.sun.com/j2se/1.5.0/docs/guide/plugin/developer_guide/using_tags.html">Sun's recommendations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Run</text:span>: using <text:span text:style-name="T2">appletviewe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ppletviewer</text:span> Addition.htm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HTML file, not the applet <text:span text:style-name="T1">.class</text:span> file direct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pple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JApplet</text:span> is Swing's way of doing <text:span text:style-name="T2">apple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import javax.swing.*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public class MyApplet extends JApple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<text:span text:style-name="T2">abstract</text:span> superclass JApplet defines various methods that our subclass <text:span text:style-name="T2">override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">public void init()</text:span><text:span text:style-name="T3"><text:tab/></text:span><text:span text:style-name="T8">//</text:span><text:span text:style-name="T8"><text:tab/></text:span><text:span text:style-name="T8">when applet is load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">public void destroy()</text:span><text:span text:style-name="T3"><text:tab/></text:span><text:span text:style-name="T8">// when applet is removed in mem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">public void start()</text:span><text:span text:style-name="T3"><text:tab/></text:span><text:span text:style-name="T8">// after init() finishes: on page lo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">public void stop()</text:span><text:span text:style-name="T3"><text:tab/></text:span><text:span text:style-name="T3"><text:tab/></text:span><text:span text:style-name="T8">// on page ex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">public void paint( Graphics g )</text:span><text:span text:style-name="T3"><text:tab/></text:span><text:span text:style-name="T8">// on refresh/repa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Arrays in Java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Aggregate</text:span> (compound/container) data type</text:p>
              </text:list-item>
            </text:list>
            <text:list text:style-name="L3">
              <text:list-item>
                <text:list>
                  <text:list-item>
                    <text:p text:style-name="P4">All entries have <text:span text:style-name="T2">same</text:span> <text:span text:style-name="T2">t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ize</text:span> of array is <text:span text:style-name="T2">fixed</text:span> when array is alloc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But need not be known at compile-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rrays can be <text:span text:style-name="T2">dynamically</text:span> creat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tion in memory is usually <text:span text:style-name="T2">contiguo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dex</text:span> into array using <text:span text:style-name="T2">integer</text:span> indices from <text:span text:style-name="T1">0</text:span> up to <text:span text:style-name="T1">(size of array)-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Indexing out-of-bounds raises </text:span><text:span text:style-name="T10">ArrayIndexOutOfBoundsException</text:span><text:span text:style-name="T9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orking with array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Declaring</text:span> array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nt numApples[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Allocate</text:span> array in memor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numApples = new int[10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Initializing</text:span> array entri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numApples[3] = 1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Size</text:span> of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numApples.length</text:span><text:span text:style-name="T1"><text:tab/></text:span><text:tab/><text:span text:style-name="T11">// returns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Array initializers and constant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Initialize</text:span> an array on one lin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nt numApples[] = {5, 3, 12, 0, 3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7">Declare </text:span><text:span text:style-name="T2">constants</text:span><text:span text:style-name="T7"> using the keyword </text:span><text:span text:style-name="T1">final</text:span><text:span text:style-name="T7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final int numApples[] = {5, 3, 12, 0, 3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final float pi = 3.14159265358979323846264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3"><text:span text:style-name="T6"><text:a xlink:href="http://cmpt166.seanho.com/java/Histogram/">(Histogram.java example)</text:a>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6.224cm" svg:height="3.178cm" svg:x="1cm" svg:y="0.337cm" presentation:class="title" presentation:user-transformed="true">
          <draw:text-box>
            <text:p text:style-name="P1">Pass-by-value vs. pass-by-referenc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n Java, <text:span text:style-name="T2">primitives</text:span> (int, float, boolean, etc.) are passed by <text:span text:style-name="T2">value</text:span></text:p>
              </text:list-item>
            </text:list>
            <text:list text:style-name="L3">
              <text:list-item>
                <text:p text:style-name="P3"><text:span text:style-name="T2">Objects</text:span> (including arrays) are passed by <text:span text:style-name="T2">referenc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element type of an array can be any type, including <text:span text:style-name="T2">objects</text:span>, including other <text:span text:style-name="T2">array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int </text:span><text:span text:style-name="T12">image[][]</text:span><text:span text:style-name="T5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2">image = new int[width][height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for (int x=0; x&lt;width; x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for (int y=0; y&lt;width; y++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2">image[x][y]</text:span><text:span text:style-name="T5"> += 10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Rows may be different <text:span text:style-name="T2">length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2">image = new int[width][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for (int x=0; x&lt;width; x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2">image[x] = new int[x];</text:span><text:span text:style-name="T12"><text:tab/></text:span><text:span text:style-name="T12"><text:tab/></text:span><text:span text:style-name="T13">// triangular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Iterating through array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4">Iterate</text:span><text:span text:style-name="T15"> through an array with a </text:span><text:span text:style-name="T16">for</text:span><text:span text:style-name="T15"> loop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for (int idx=0; idx &lt; array.length; idx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um += array[idx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5">Java has an </text:span><text:span text:style-name="T14">enhancement</text:span><text:span text:style-name="T15"> to the </text:span><text:span text:style-name="T16">for</text:span><text:span text:style-name="T15"> loop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for (</text:span><text:span text:style-name="T12">int elt : array</text:span><text:span text:style-name="T5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um += el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But note <text:span text:style-name="T1">elt</text:span> is a <text:span text:style-name="T2">copy</text:span> of each element:</text:p>
              </text:list-item>
            </text:list>
            <text:list text:style-name="L3">
              <text:list-item>
                <text:list>
                  <text:list-item>
                    <text:p text:style-name="P13">Can't use this to <text:span text:style-name="T2">modify</text:span> <text:span text:style-name="T1">arra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orting arrays: bubble sor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Bubble</text:span> sort: most straightforward sort algorith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maller</text:span> values “<text:span text:style-name="T1">bubble</text:span>” to start of 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arger</text:span> values “<text:span text:style-name="T1">sink</text:span>” to end of 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 nested <text:span text:style-name="T2">loops</text:span> to make several passes through 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pass compares successive <text:span text:style-name="T2">pairs</text:span> of element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Pairs are <text:span text:style-name="T2">swapped</text:span> if in <text:span text:style-name="T1">decreasing</text:span>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orting arrays: selection sor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Bubble sort is <text:span text:style-name="T2">not so fast</text:span> but is <text:span text:style-name="T2">easy</text:span> to write</text:p>
              </text:list-item>
            </text:list>
            <text:list text:style-name="L3">
              <text:list-item>
                <text:p text:style-name="P3"><text:span text:style-name="T2">Selection</text:span> sort is a little faster and almost as easy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terate</text:span> through the lis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Find <text:span text:style-name="T2">smallest</text:span> value in the <text:span text:style-name="T2">remainder</text:span> of the li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Swap</text:span> with current elem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2">Lots of other, better algorithms for sorting:</text:p>
              </text:list-item>
            </text:list>
            <text:list text:style-name="L3">
              <text:list-item>
                <text:list>
                  <text:list-item>
                    <text:p text:style-name="P13">See CMPT231 and <text:span text:style-name="T6"><text:a xlink:href="http://www.cs.ubc.ca/spider/harrison/Java/sorting-demo.html">demos @UBC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23T15:24:03</dc:date>
    <meta:editing-cycles>50</meta:editing-cycles>
    <meta:editing-duration>PT15H3M6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